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072cm" svg:height="12.379cm" svg:x="9.141cm" svg:y="0.106cm">
            <draw:object draw:notify-on-update-of-ranges="Sheet1.A2:Sheet1.A28 Sheet1.B1:Sheet1.B1 Sheet1.B2:Sheet1.B28 Sheet1.C1:Sheet1.C1 Sheet1.C2:Sheet1.C28 Sheet1.D1:Sheet1.D1 Sheet1.D2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Convertido</text:p>
          </table:table-cell>
          <table:table-cell office:value-type="string" calcext:value-type="string">
            <text:p>Nos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^0.41*1.8)-1" office:value-type="float" office:value="-0.472951954811163" calcext:value-type="float">
            <text:p>-0.47295195481116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D3]^0.41*1.8)-1" office:value-type="float" office:value="-0.299718739010295" calcext:value-type="float">
            <text:p>-0.2997187390102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([.D4]^0.41*1.8)-1" office:value-type="float" office:value="-0.0695462226453618" calcext:value-type="float">
            <text:p>-0.06954622264536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formula="of:=([.D5]^0.41*1.8)-1" office:value-type="float" office:value="0.0987331289454971" calcext:value-type="float">
            <text:p>0.098733128945497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([.D6]^0.41*1.8)-1" office:value-type="float" office:value="0.236280734643622" calcext:value-type="float">
            <text:p>0.23628073464362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formula="of:=([.D7]^0.41*1.8)-1" office:value-type="float" office:value="0.354722072669961" calcext:value-type="float">
            <text:p>0.35472207266996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([.D8]^0.41*1.8)-1" office:value-type="float" office:value="0.459871121907755" calcext:value-type="float">
            <text:p>0.4598711219077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([.D9]^0.41*1.8)-1" office:value-type="float" office:value="0.555115684261097" calcext:value-type="float">
            <text:p>0.55511568426109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formula="of:=([.D10]^0.41*1.8)-1" office:value-type="float" office:value="0.642628674361794" calcext:value-type="float">
            <text:p>0.6426286743617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formula="of:=([.D11]^0.41*1.8)-1" office:value-type="float" office:value="0.723899461390999" calcext:value-type="float">
            <text:p>0.72389946139099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formula="of:=([.D12]^0.41*1.8)-1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formula="of:=([.D13]^0.41*1.8)-1" office:value-type="float" office:value="0.871731313464491" calcext:value-type="float">
            <text:p>0.87173131346449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([.D14]^0.41*1.8)-1" office:value-type="float" office:value="0.939710050087993" calcext:value-type="float">
            <text:p>0.93971005008799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formula="of:=([.D15]^0.41*1.8)-1" office:value-type="float" office:value="1.00442254808415" calcext:value-type="float">
            <text:p>1.0044225480841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[.D16]^0.41*1.8)-1" office:value-type="float" office:value="1.06626014895671" calcext:value-type="float">
            <text:p>1.0662601489567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([.D17]^0.41*1.8)-1" office:value-type="float" office:value="1.12554312770348" calcext:value-type="float">
            <text:p>1.1255431277034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formula="of:=([.D18]^0.41*1.8)-1" office:value-type="float" office:value="1.18253741745267" calcext:value-type="float">
            <text:p>1.18253741745267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table:formula="of:=([.D19]^0.41*1.8)-1" office:value-type="float" office:value="1.23746660929992" calcext:value-type="float">
            <text:p>1.2374666092999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table:formula="of:=([.D20]^0.41*1.8)-1" office:value-type="float" office:value="1.29052075927884" calcext:value-type="float">
            <text:p>1.2905207592788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table:formula="of:=([.D21]^0.41*1.8)-1" office:value-type="float" office:value="1.34186298074847" calcext:value-type="float">
            <text:p>1.3418629807484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formula="of:=([.D22]^0.41*1.8)-1" office:value-type="float" office:value="1.39163446537372" calcext:value-type="float">
            <text:p>1.39163446537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table:formula="of:=([.D23]^0.41*1.8)-1" office:value-type="float" office:value="1.41597028343393" calcext:value-type="float">
            <text:p>1.4159702834339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table:formula="of:=([.D24]^0.41*1.8)-1" office:value-type="float" office:value="1.43995836647917" calcext:value-type="float">
            <text:p>1.4399583664791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table:formula="of:=([.D25]^0.41*1.8)-1" office:value-type="float" office:value="1.4869428440005" calcext:value-type="float">
            <text:p>1.486942844000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table:formula="of:=([.D26]^0.41*1.8)-1" office:value-type="float" office:value="1.53268348162376" calcext:value-type="float">
            <text:p>1.5326834816237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table:formula="of:=([.D27]^0.41*1.8)-1" office:value-type="float" office:value="1.57726522701235" calcext:value-type="float">
            <text:p>1.5772652270123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.6</text:p>
          </table:table-cell>
          <table:table-cell table:formula="of:=([.D28]^0.41*1.8)-1" office:value-type="float" office:value="1.62076396501801" calcext:value-type="float">
            <text:p>1.62076396501801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9:41:46.087692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8:35:12.493615408</meta:creation-date>
    <dc:date>2023-08-29T20:48:30.365284921</dc:date>
    <meta:editing-duration>PT6H23M25S</meta:editing-duration>
    <meta:editing-cycles>3</meta:editing-cycles>
    <meta:generator>LibreOffice/7.5.5.2$Linux_X86_64 LibreOffice_project/50$Build-2</meta:generator>
    <meta:document-statistic meta:table-count="1" meta:cell-count="1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73cm" svg:height="12.38cm" xlink:href=".." xlink:type="simple" chart:class="chart:line" chart:style-name="ch1">
        <chart:legend chart:legend-position="end" svg:x="17.089cm" svg:y="5.393cm" style:legend-expansion="high" chart:style-name="ch2"/>
        <chart:plot-area chart:style-name="ch3" table:cell-range-address="Sheet1.A2:Sheet1.D28 Sheet1.B1:Sheet1.D1" chart:data-source-has-labels="both" svg:x="0.401cm" svg:y="0.247cm" svg:width="16.287cm" svg:height="11.886cm">
          <chart:coordinate-region svg:x="1.234cm" svg:y="0.446cm" svg:width="15.267cm" svg:height="11.488cm"/>
          <chart:axis chart:dimension="x" chart:name="primary-x" chart:style-name="ch4" chartooo:axis-type="auto">
            <chartooo:date-scale/>
            <chart:categories table:cell-range-address="Sheet1.A2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8" chart:label-cell-address="Sheet1.B1:Sheet1.B1" chart:class="chart:line">
            <chart:data-point chart:repeated="27"/>
          </chart:series>
          <chart:series chart:style-name="ch7" chart:values-cell-range-address="Sheet1.C2:Sheet1.C28" chart:label-cell-address="Sheet1.C1:Sheet1.C1" chart:class="chart:line">
            <chart:data-point chart:repeated="27"/>
          </chart:series>
          <chart:series chart:style-name="ch8" chart:values-cell-range-address="Sheet1.D2:Sheet1.D28" chart:label-cell-address="Sheet1.D1:Sheet1.D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itz</text:p>
                <draw:g>
                  <svg:desc>Sheet1.B1:Sheet1.B1</svg:desc>
                </draw:g>
              </table:table-cell>
              <table:table-cell office:value-type="string">
                <text:p>Convertido</text:p>
                <draw:g>
                  <svg:desc>Sheet1.C1:Sheet1.C1</svg:desc>
                </draw:g>
              </table:table-cell>
              <table:table-cell office:value-type="string">
                <text:p>Noss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8</svg:desc>
                </draw:g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-0.472951954811163">
                <text:p>-0.472951954811163</text:p>
                <draw:g>
                  <svg:desc>Sheet1.C2:Sheet1.C28</svg:desc>
                </draw:g>
              </table:table-cell>
              <table:table-cell office:value-type="float" office:value="0.05">
                <text:p>0.05</text:p>
                <draw:g>
                  <svg:desc>Sheet1.D2:Sheet1.D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299718739010295">
                <text:p>-0.2997187390102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0695462226453618">
                <text:p>-0.06954622264536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987331289454971">
                <text:p>0.09873312894549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236280734643622">
                <text:p>0.2362807346436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354722072669961">
                <text:p>0.3547220726699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459871121907755">
                <text:p>0.4598711219077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555115684261097">
                <text:p>0.55511568426109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42628674361794">
                <text:p>0.64262867436179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723899461390999">
                <text:p>0.7238994613909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871731313464491">
                <text:p>0.87173131346449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939710050087993">
                <text:p>0.9397100500879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1.00442254808415">
                <text:p>1.004422548084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06626014895671">
                <text:p>1.0662601489567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1.12554312770348">
                <text:p>1.1255431277034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1.18253741745267">
                <text:p>1.182537417452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1.23746660929992">
                <text:p>1.2374666092999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3">
                <text:p>1.3</text:p>
              </table:table-cell>
              <table:table-cell office:value-type="float" office:value="1.29052075927884">
                <text:p>1.2905207592788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3">
                <text:p>1.3</text:p>
              </table:table-cell>
              <table:table-cell office:value-type="float" office:value="1.34186298074847">
                <text:p>1.3418629807484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">
                <text:p>1.4</text:p>
              </table:table-cell>
              <table:table-cell office:value-type="float" office:value="1.39163446537372">
                <text:p>1.39163446537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">
                <text:p>1.4</text:p>
              </table:table-cell>
              <table:table-cell office:value-type="float" office:value="1.41597028343393">
                <text:p>1.4159702834339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1.43995836647917">
                <text:p>1.4399583664791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5">
                <text:p>1.5</text:p>
              </table:table-cell>
              <table:table-cell office:value-type="float" office:value="1.4869428440005">
                <text:p>1.486942844000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.53268348162376">
                <text:p>1.5326834816237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6">
                <text:p>1.6</text:p>
              </table:table-cell>
              <table:table-cell office:value-type="float" office:value="1.57726522701235">
                <text:p>1.5772652270123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1.62076396501801">
                <text:p>1.62076396501801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